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138b" officeooo:paragraph-rsid="0018138b"/>
    </style:style>
    <style:style style:name="P2" style:family="paragraph" style:parent-style-name="Standard" style:list-style-name="L1">
      <style:text-properties officeooo:paragraph-rsid="0018138b"/>
    </style:style>
    <style:style style:name="T1" style:family="text">
      <style:text-properties officeooo:rsid="0018138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توضیحات sanapersia.ir</text:p>
      <text:p text:style-name="P1"/>
      <text:list xml:id="list2362156202" text:style-name="L1">
        <text:list-item>
          <text:p text:style-name="P2"><text:span text:style-name="T1">بعد مایگریشن باید فیلد های کلید های خارجی از جدول یوزر <text:s/>نال شود <text:s/>حتما </text:span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1:33:23.844352677</meta:creation-date>
    <dc:date>2022-08-27T11:35:50.714254863</dc:date>
    <meta:editing-duration>PT2M28S</meta:editing-duration>
    <meta:editing-cycles>1</meta:editing-cycles>
    <meta:document-statistic meta:table-count="0" meta:image-count="0" meta:object-count="0" meta:page-count="1" meta:paragraph-count="3" meta:word-count="18" meta:character-count="93" meta:non-whitespace-character-count="76"/>
    <meta:generator>LibreOffice/7.3.5.2$Linux_X86_64 LibreOffice_project/30$Build-2</meta:generator>
  </office:meta>
</office:document-meta>
</file>